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TranslatorMapAction.act( Redirector redirector , SourceResolver resolver , Map objectModel , String source , Parameters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inkPatternHashMap.get( Object key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LinkPatternHashMap.LinkPatternHashMap( String path , String pageExtension , Map parentMap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